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ststyle-heading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margin-top="0in" fo:margin-bottom="0.1598in" fo:text-indent="0in" style:auto-text-indent="false"/>
      <style:text-properties style:font-name="Times New Roman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  <style:text-properties style:font-name="Times New Roman1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1" fo:font-size="13pt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margin-top="0.0799in" fo:margin-bottom="0in" fo:line-height="150%" fo:text-indent="0.3in" style:auto-text-indent="false"/>
      <style:text-properties style:font-name="Times New Roman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master-page-name="">
      <style:paragraph-properties fo:margin-top="0.0799in" fo:margin-bottom="0.2598in" style:page-number="auto" fo:background-color="transparent" style:shadow="none">
        <style:tab-stops/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Times New Roman1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generator>OpenOffice.org/3.2$Linux OpenOffice.org_project/320m12$Build-9483</meta:generator>
    <meta:initial-creator>dkuhlman</meta:initial-creator>
    <meta:creation-date>2006-08-15T13:56:07</meta:creation-date>
    <dc:date>2010-11-12T04:27:35</dc:date>
    <meta:editing-cycles>91</meta:editing-cycles>
    <meta:editing-duration>PT26H59M25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